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ragraph">
      <style:paragraph-properties fo:margin-top="0cm" fo:margin-bottom="0cm"/>
    </style:style>
    <style:style style:name="P2" style:family="paragraph" style:parent-style-name="paragraph">
      <style:paragraph-properties fo:margin-top="0cm" fo:margin-bottom="0cm" fo:text-align="end" style:justify-single-word="false"/>
    </style:style>
    <style:style style:name="P3" style:family="paragraph" style:parent-style-name="paragraph" style:master-page-name="Standard">
      <style:paragraph-properties fo:margin-top="0cm" fo:margin-bottom="0cm" fo:text-align="end" style:justify-single-word="false" style:page-number="auto"/>
    </style:style>
    <style:style style:name="P4" style:family="paragraph" style:parent-style-name="paragraph" style:list-style-name="WWNum1">
      <style:paragraph-properties fo:margin-left="0.635cm" fo:margin-right="0cm" fo:margin-top="0cm" fo:margin-bottom="0cm" fo:text-indent="0cm" style:auto-text-indent="false"/>
    </style:style>
    <style:style style:name="P5" style:family="paragraph" style:parent-style-name="paragraph" style:list-style-name="WWNum2">
      <style:paragraph-properties fo:margin-left="0.635cm" fo:margin-right="0cm" fo:margin-top="0cm" fo:margin-bottom="0cm" fo:text-indent="0cm" style:auto-text-indent="false"/>
    </style:style>
    <style:style style:name="P6" style:family="paragraph" style:parent-style-name="paragraph" style:list-style-name="WWNum3">
      <style:paragraph-properties fo:margin-left="0.635cm" fo:margin-right="0cm" fo:margin-top="0cm" fo:margin-bottom="0cm" fo:text-indent="0cm" style:auto-text-indent="false"/>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fo:font-weight="bold" style:font-size-asian="11pt" style:font-weight-asian="bold" style:font-name-complex="Calibri1" style:font-size-complex="11pt" style:font-weight-complex="bold"/>
    </style:style>
    <style:style style:name="T3" style:family="text">
      <style:text-properties style:font-name="Calibri" fo:font-size="11pt" fo:font-style="italic" style:font-size-asian="11pt" style:font-style-asian="italic" style:font-name-complex="Calibri1" style:font-size-complex="11pt" style:font-style-complex="italic"/>
    </style:style>
    <style:style style:name="T4" style:family="text">
      <style:text-properties style:font-name="Calibri" fo:font-size="10.5pt" style:font-size-asian="10.5pt" style:font-name-complex="Calibri1" style:font-size-complex="10.5pt"/>
    </style:style>
    <style:style style:name="T5" style:family="text">
      <style:text-properties style:font-name="Segoe UI" fo:font-size="9pt" style:font-size-asian="9pt" style:font-name-complex="Segoe UI1" style:font-size-complex="9pt"/>
    </style:style>
    <style:style style:name="T6" style:family="text">
      <style:text-properties fo:color="#000000" style:font-name="Calibri" fo:font-size="10.5pt" style:font-size-asian="10.5pt" style:font-name-complex="Calibri1" style:font-size-complex="10.5pt"/>
    </style:style>
    <style:style style:name="T7" style:family="text">
      <style:text-properties fo:color="#2e74b5" style:font-name="Calibri Light" fo:font-size="13pt" style:font-size-asian="13pt" style:font-name-complex="Calibri Light1" style:font-size-complex="13pt"/>
    </style:style>
    <style:style style:name="T8" style:family="text">
      <style:text-properties fo:color="#2e74b5" style:font-name="Segoe UI" fo:font-size="9pt" style:font-size-asian="9pt" style:font-name-complex="Segoe UI1" style:font-size-complex="9pt"/>
    </style:style>
    <style:style style:name="T9" style:family="text">
      <style:text-properties fo:color="#1f4d78" style:font-name="Calibri Light" style:font-name-complex="Calibri Light1"/>
    </style:style>
    <style:style style:name="T10" style:family="text">
      <style:text-properties fo:color="#1f4d78" style:font-name="Segoe UI" fo:font-size="9pt" style:font-size-asian="9pt" style:font-name-complex="Segoe UI1" style:font-size-complex="9pt"/>
    </style:style>
    <style:style style:name="T11" style:family="text">
      <style:text-properties fo:color="#0563c1" style:font-name="Calibri" fo:font-size="11pt" style:text-underline-style="solid" style:text-underline-width="auto" style:text-underline-color="font-color" style:font-size-asian="11pt" style:font-name-complex="Calibri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normaltextrun"><text:span text:style-name="T1">Mr Paul Garlick</text:span></text:span><text:span text:style-name="eop"><text:span text:style-name="T1"> </text:span></text:span></text:p>
      <text:p text:style-name="P2"><text:span text:style-name="normaltextrun"><text:span text:style-name="T1">31 FFordd y Glowyr</text:span></text:span><text:span text:style-name="eop"><text:span text:style-name="T1"> </text:span></text:span></text:p>
      <text:p text:style-name="P2"><text:span text:style-name="normaltextrun"><text:span text:style-name="T1">Godre’r Graig</text:span></text:span><text:span text:style-name="eop"><text:span text:style-name="T1"> </text:span></text:span></text:p>
      <text:p text:style-name="P2"><text:span text:style-name="normaltextrun"><text:span text:style-name="T1">Swansea</text:span></text:span><text:span text:style-name="eop"><text:span text:style-name="T1"> </text:span></text:span></text:p>
      <text:p text:style-name="P2"><text:span text:style-name="normaltextrun"><text:span text:style-name="T1">SA9 2BQ</text:span></text:span><text:span text:style-name="eop"><text:span text:style-name="T1"> </text:span></text:span></text:p>
      <text:p text:style-name="P2"><text:span text:style-name="eop"><text:span text:style-name="T1"> </text:span></text:span></text:p>
      <text:p text:style-name="P2"><text:span text:style-name="normaltextrun"><text:span text:style-name="T6">[INSERT DATE]</text:span></text:span><text:span text:style-name="eop"><text:span text:style-name="T4"> </text:span></text:span></text:p>
      <text:p text:style-name="P2"><text:span text:style-name="eop"><text:span text:style-name="T1"> </text:span></text:span></text:p>
      <text:p text:style-name="P1"><text:span text:style-name="normaltextrun"><text:span text:style-name="T1">[RECIPIENT NAME/</text:span></text:span><text:span text:style-name="eop"><text:span text:style-name="T1"> </text:span></text:span></text:p>
      <text:p text:style-name="P1"><text:span text:style-name="normaltextrun"><text:span text:style-name="T1">ADDRESS] </text:span></text:span><text:span text:style-name="eop"><text:span text:style-name="T1"> </text:span></text:span></text:p>
      <text:p text:style-name="P1"><text:span text:style-name="eop"><text:span text:style-name="T1"> </text:span></text:span></text:p>
      <text:p text:style-name="P1"><text:span text:style-name="normaltextrun"><text:span text:style-name="T2">RE: FORMAL REQUEST TO TRANSFER TO ANOTHER TEAM</text:span></text:span><text:span text:style-name="eop"><text:span text:style-name="T1"> </text:span></text:span></text:p>
      <text:p text:style-name="P1"><text:span text:style-name="eop"><text:span text:style-name="T1"> </text:span></text:span></text:p>
      <text:p text:style-name="P1"><text:span text:style-name="normaltextrun"><text:span text:style-name="T1">To Whom it may concern,</text:span></text:span><text:span text:style-name="eop"><text:span text:style-name="T1"> </text:span></text:span></text:p>
      <text:p text:style-name="P1"><text:span text:style-name="normaltextrun"><text:span text:style-name="T1">I am writing to you to highlight my points of concern with the Organisation and to formally request that I be transferred to a different team or branch as a result. All issues listed below have been discussed at length with my line manager and Grade 6, however I feel that my concerns have not been given proper consideration. </text:span></text:span><text:span text:style-name="eop"><text:span text:style-name="T1"> </text:span></text:span></text:p>
      <text:list xml:id="list7630347029374998785" text:style-name="WWNum1">
        <text:list-item>
          <text:p text:style-name="P4"><text:span text:style-name="normaltextrun"><text:span text:style-name="T7">Lack of development opportunity and excessive reliance in Contract Resource</text:span></text:span><text:span text:style-name="eop"><text:span text:style-name="T7"> </text:span></text:span></text:p>
        </text:list-item>
      </text:list>
      <text:p text:style-name="P1"><text:span text:style-name="normaltextrun"><text:span text:style-name="T1">In 2019, I was given responsibility of a major project to design an intricate system to capture all the business-critical user story targets, with added customer orientated improvements, for example; self-maintenance, logging and useful reporting. I was confident that my design and ideas would help take the Business forward.  Throughout the initial planning phase, I was told that I was “Lead” and my decisions would influence the final design.  After approximately a month, this changed and my decisions were challenged by two or three contractors who were given flexibility to do whatever they felt was right. Whilst I am grateful for the initial opportunity, it was very disheartening to have it taken away from me. </text:span></text:span><text:span text:style-name="eop"><text:span text:style-name="T1"> </text:span></text:span></text:p>
      <text:p text:style-name="P1"><text:span text:style-name="normaltextrun"><text:span text:style-name="T1">On first hearing of a project to transfer the SHELL suite of applications to the Microsoft Azure architecture designed by Central ICT, I was excited at the opportunity to utilise my skills for the better of the Organisation. A Contract Resource was already in place and we were happy working together on the project.  We then gained a new “Principal Developer”, an ex-contract resource and the Contract Resource collaborating with me was suddenly replaced with another. The replacement Contract Resource and new Principal Developer decided my efforts were no longer required and I was removed from the project. </text:span></text:span><text:span text:style-name="eop"><text:span text:style-name="T1"> </text:span></text:span></text:p>
      <text:p text:style-name="P1"><text:span text:style-name="normaltextrun"><text:span text:style-name="T1">On another occasion, a permanent member of staff returned to the Team on a “two-month loan” to complete a specific piece of work. The project was not a large task and I am confident could have been completed by the Team. However, at no point were the Team consulted regarding this project and it made me feel that we are not trusted with the work coming in.</text:span></text:span><text:span text:style-name="eop"><text:span text:style-name="T1"> </text:span></text:span></text:p>
      <text:p text:style-name="P1"><text:span text:style-name="normaltextrun"><text:span text:style-name="T1">I have observed this as an ongoing issue within the Welsh Government’s SHELL (Education) branch. Contract Resource are able to dictate work, make decisions, overrule permanent members of staff and take responsibility for the most challenging work. Consequently, myself and fellow permanent team members lack the opportunity to develop skills required in order to complete tasks effectively, which in turn ensures the Contract Resource are kept on for several years, rather than several months.</text:span></text:span><text:span text:style-name="eop"><text:span text:style-name="T1"> </text:span></text:span></text:p>
      <text:list xml:id="list1762423969037716219" text:style-name="WWNum2">
        <text:list-item>
          <text:p text:style-name="P5"><text:span text:style-name="normaltextrun"><text:span text:style-name="T7">Promotion</text:span></text:span><text:span text:style-name="eop"><text:span text:style-name="T7"> </text:span></text:span></text:p>
        </text:list-item>
      </text:list>
      <text:p text:style-name="P1"><text:span text:style-name="normaltextrun"><text:span text:style-name="T1">Following a successful recruitment process and promotion to the role of Senior Developer in October 2018, I perceive no changes to my daily work pattern. I expected line management and a greater level of input in directing the Team and planning for future projects. To date I have had no involvement in any project planning meetings and my advice is not considered to be of any value.  </text:span></text:span><text:span text:style-name="eop"><text:span text:style-name="T1"> </text:span></text:span></text:p>
      <text:list xml:id="list2555773103039970534" text:style-name="WWNum3">
        <text:list-item>
          <text:p text:style-name="P6"><text:span text:style-name="normaltextrun"><text:span text:style-name="T7">Bullying and Depression</text:span></text:span><text:span text:style-name="eop"><text:span text:style-name="T7"> </text:span></text:span></text:p>
        </text:list-item>
      </text:list>
      <text:p text:style-name="P1"><text:span text:style-name="normaltextrun"><text:span text:style-name="T9">Contractor</text:span></text:span><text:span text:style-name="eop"><text:span text:style-name="T9"> </text:span></text:span></text:p>
      <text:p text:style-name="P1"><text:soft-page-break/><text:span text:style-name="normaltextrun"><text:span text:style-name="T1">A Contract Resource was brought in to complete a “migration to Microsoft Azure and Dev Ops” work package. Whilst he has gone about his work admirably, his general tone and manner to permanent staff and I, has been rude, patronising and disrespectful. He behaved as if he was responsible for the management of the Team but outside of the Welsh Government Civil Service Code. The individual would nit-pick on completed work and stalk “code check-ins” to the extent that he would wait for emails to in order to pass negative comments. </text:span></text:span><text:span text:style-name="eop"><text:span text:style-name="T1"> </text:span></text:span></text:p>
      <text:p text:style-name="P1"><text:span text:style-name="normaltextrun"><text:span text:style-name="T1">I raised the matter formally with my line manager and Grade 6 and received the response that the Contract Resource’s attitude and behaviour were acceptable as they are “keen to do things right</text:span></text:span><text:span text:style-name="normaltextrun"><text:span text:style-name="T3">”. </text:span></text:span><text:span text:style-name="eop"><text:span text:style-name="T1"> </text:span></text:span></text:p>
      <text:p text:style-name="P1"><text:span text:style-name="normaltextrun"><text:span text:style-name="T9">Depression and long-term sick absence</text:span></text:span><text:span text:style-name="eop"><text:span text:style-name="T9"> </text:span></text:span></text:p>
      <text:p text:style-name="P1"><text:span text:style-name="normaltextrun"><text:span text:style-name="T1">In December 2018, I experienced a mental breakdown which led to severe depression for a five-month period. I was frustrated by the persistent unprofessional and inappropriate behaviour of a previous line manager who considered that to curse, be sexist and crude was acceptable.  However, on an occasion that I used a “swear word”, the matter was reported and taken further to the point it caused my breakdown. The individual responsible received no reprimand for their behaviour but I was left feeling depressed, out of work and still feel to this day mistreated. Since this incident, the individual has secured a temporary promotion.</text:span></text:span><text:span text:style-name="eop"><text:span text:style-name="T1"> </text:span></text:span></text:p>
      <text:p text:style-name="P1"><text:span text:style-name="normaltextrun"><text:span text:style-name="T9">Management bullying which led to an episodic breakdown</text:span></text:span><text:span text:style-name="eop"><text:span text:style-name="T9"> </text:span></text:span></text:p>
      <text:p text:style-name="P1"><text:span text:style-name="normaltextrun"><text:span text:style-name="T1">In April 2020, I was tasked with completing a piece of work that required me to do some substantial changes in a short space of time whilst juggling childcare responsibilities during the COVID –19 lockdown. Due to circumstances, I made a small, highly rectifiable mistake that could have been kept within the Team. The mistake was identified by the Contract Resource (mentioned above) and flagged to Grade 6, who instantly held a call with me, the Contract Resource and my line manager. The tone of the call was aggressive and it was suggested that I made the mistake “on purpose” to “make a point”. </text:span></text:span><text:span text:style-name="eop"><text:span text:style-name="T1"> </text:span></text:span></text:p>
      <text:p text:style-name="P1"><text:span text:style-name="normaltextrun"><text:span text:style-name="T1">I was really taken back by the comments and despite trying to explain the circumstances which led to the mistake, I felt “put in my place”. This incident caused another episodic breakdown and a brief period of depression. Thankfully learning from my previous experience with this, I managed to escape it fairly quickly but I believe that I should not be made to feel this way. </text:span></text:span><text:span text:style-name="eop"><text:span text:style-name="T1"> </text:span></text:span></text:p>
      <text:p text:style-name="P1"><text:span text:style-name="normaltextrun"><text:span text:style-name="T9">Hobbyist work completed externally (A conflict of Interest)</text:span></text:span><text:span text:style-name="eop"><text:span text:style-name="T9"> </text:span></text:span></text:p>
      <text:p text:style-name="P1"><text:span text:style-name="normaltextrun"><text:span text:style-name="T1">Whilst chatting with the Team over lunch about outside interests I mentioned that I like to work on small game projects. Without any consultation this revelation escalated into a “Conflict of Interest” procedure. I perceive this as a form of backstabbing and hidden agenda to unsettle me.</text:span></text:span><text:span text:style-name="eop"><text:span text:style-name="T1"> </text:span></text:span></text:p>
      <text:p text:style-name="P1"><text:span text:style-name="normaltextrun"><text:span text:style-name="T9">Special Leave during COVID-19</text:span></text:span><text:span text:style-name="eop"><text:span text:style-name="T9"> </text:span></text:span></text:p>
      <text:p text:style-name="P1"><text:span text:style-name="normaltextrun"><text:span text:style-name="T1">The COVID-19 pandemic has been difficult on everyone and has brought significant changes to the way we work. </text:span></text:span><text:span text:style-name="eop"><text:span text:style-name="T1"> </text:span></text:span></text:p>
      <text:p text:style-name="P1"><text:span text:style-name="normaltextrun"><text:span text:style-name="T1">Following closure of the schools, as my wife is a key worker I requested ‘Special Leave’ to help with balancing the care of two children under five with work. Both my line manager and Grade 6 rejected my request and advised me to take annual leave or to “work when I can”. To achieve my hours, I would need to work from 9pm until 2/3am. I am curious as to why was my reasonable request rejected as the option to use Special Leave had been circulated amongst staff?</text:span></text:span><text:span text:style-name="eop"><text:span text:style-name="T1"> </text:span></text:span></text:p>
      <text:p text:style-name="P1"><text:span text:style-name="normaltextrun"><text:span text:style-name="T1">My request that further advice be sought was refused. Therefore, I personally contacted HR for guidance and was told to take Special Leave immediately. I informed my line manager and Grade 6 of HR’s advice, to which they argued I was “wrong” and “not allowed to take it”. It took up to three weeks for them to seek advice themselves and to realise that I was entitled to take Special Leave. I felt that their handling of the situation to be discriminatory and against the expected duty of care which an Employer should give their staff. </text:span></text:span><text:span text:style-name="eop"><text:span text:style-name="T1"> </text:span></text:span></text:p>
      <text:p text:style-name="P1"><text:span text:style-name="normaltextrun"><text:span text:style-name="T7">Closing Statement</text:span></text:span><text:span text:style-name="eop"><text:span text:style-name="T7"> </text:span></text:span></text:p>
      <text:p text:style-name="P1"><text:span text:style-name="normaltextrun"><text:span text:style-name="T1">The issues detailed above are having a negative impact on my mental health and career as a whole. Despite my best efforts to raise matters with my line manager, nothing is being resolved internally. Therefore, I can see no option but to transfer to another Team.  My software development skills are highly transferrable and would be an asset to any department. I hope we can work together to </text:span></text:span><text:soft-page-break/><text:span text:style-name="normaltextrun"><text:span text:style-name="T1">overcome the issues outlined above and that I can once again find reward in working for the Organisation.  </text:span></text:span><text:span text:style-name="eop"><text:span text:style-name="T1"> </text:span></text:span></text:p>
      <text:p text:style-name="P1"><text:span text:style-name="normaltextrun"><text:span text:style-name="T1">I thank you in advance for your consideration and look forward to hearing from you soon.</text:span></text:span><text:span text:style-name="eop"><text:span text:style-name="T1"> </text:span></text:span></text:p>
      <text:p text:style-name="P1"><text:span text:style-name="normaltextrun"><text:span text:style-name="T1">Yours Sincerely,</text:span></text:span><text:span text:style-name="eop"><text:span text:style-name="T1"> </text:span></text:span></text:p>
      <text:p text:style-name="P1"><text:span text:style-name="eop"><text:span text:style-name="T1"> </text:span></text:span></text:p>
      <text:p text:style-name="P1"><text:span text:style-name="normaltextrun"><text:span text:style-name="T1">[INSERT WET SIGNATURE]</text:span></text:span><text:span text:style-name="eop"><text:span text:style-name="T1"> </text:span></text:span></text:p>
      <text:p text:style-name="P1"><text:span text:style-name="eop"><text:span text:style-name="T1"> </text:span></text:span></text:p>
      <text:p text:style-name="P1"><text:span text:style-name="normaltextrun"><text:span text:style-name="T2">Paul Garlick</text:span></text:span><text:span text:style-name="eop"><text:span text:style-name="T1"> </text:span></text:span></text:p>
      <text:p text:style-name="P1"><text:span text:style-name="normaltextrun"><text:span text:style-name="T1">Senior Developer</text:span></text:span><text:span text:style-name="eop"><text:span text:style-name="T1"> </text:span></text:span></text:p>
      <text:p text:style-name="P1"><text:span text:style-name="normaltextrun"><text:span text:style-name="T1">Applications Management Team</text:span></text:span><text:span text:style-name="eop"><text:span text:style-name="T1"> </text:span></text:span></text:p>
      <text:p text:style-name="P1"><text:span text:style-name="normaltextrun"><text:span text:style-name="T1">Employability and Skills</text:span></text:span><text:span text:style-name="eop"><text:span text:style-name="T1"> </text:span></text:span></text:p>
      <text:p text:style-name="P1"><text:span text:style-name="normaltextrun"><text:span text:style-name="T1">Economy, Skills and Natural Resources Group</text:span></text:span><text:span text:style-name="eop"><text:span text:style-name="T1"> </text:span></text:span></text:p>
      <text:p text:style-name="P1"><text:span text:style-name="normaltextrun"><text:span text:style-name="T1">Welsh Government</text:span></text:span><text:span text:style-name="eop"><text:span text:style-name="T1"> </text:span></text:span></text:p>
      <text:p text:style-name="P1"><text:span text:style-name="normaltextrun"><text:span text:style-name="T1">Tel: 03000 254580 and 07742152262 (Personal Number)</text:span></text:span><text:span text:style-name="eop"><text:span text:style-name="T1"> </text:span></text:span></text:p>
      <text:p text:style-name="P1"><text:span text:style-name="normaltextrun"><text:span text:style-name="T1">Email: </text:span></text:span><text:a xlink:type="simple" xlink:href="mailto:paul.garlick@gov.wales" text:style-name="Internet_20_link" text:visited-style-name="Visited_20_Internet_20_Link"><text:span text:style-name="normaltextrun"><text:span text:style-name="T11">paul.garlick@gov.wales</text:span></text:span></text:a><text:span text:style-name="normaltextrun"><text:span text:style-name="T1"> and </text:span></text:span><text:a xlink:type="simple" xlink:href="mailto:paul.ar.garlick@outlook.com" text:style-name="Internet_20_link" text:visited-style-name="Visited_20_Internet_20_Link"><text:span text:style-name="normaltextrun"><text:span text:style-name="T11">paul.ar.garlick@outlook.com</text:span></text:span></text:a><text:span text:style-name="normaltextrun"><text:span text:style-name="T1"> (Personal Email)</text:span></text:span><text:span text:style-name="bcx0"><text:span text:style-name="T1"> </text:span></text:span><text:span text:style-name="T1"><text:line-break/></text:span><text:span text:style-name="eop"><text:span text:style-name="T1"> </text:span></text:span></text:p>
      <text:p text:style-name="P1"><text:span text:style-name="eop"><text:span text:style-name="T1"> </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aragraph"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GB" style:font-name-complex="Times New Roman1" style:font-size-complex="12pt"/>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cx0"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y</meta:initial-creator>
    <dc:creator>Richy</dc:creator>
    <meta:editing-cycles>1</meta:editing-cycles>
    <meta:creation-date>2020-05-27T21:42:00</meta:creation-date>
    <dc:date>2020-05-27T21:42:00</dc:date>
    <meta:editing-duration>P0D</meta:editing-duration>
    <meta:generator>OpenOffice/4.1.7$Win32 OpenOffice.org_project/417m1$Build-9800</meta:generator>
    <meta:document-statistic meta:table-count="0" meta:image-count="0" meta:object-count="0" meta:page-count="3" meta:paragraph-count="53" meta:word-count="1338" meta:character-count="80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